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0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23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18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1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30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0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2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0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11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1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20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27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11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2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17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23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02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1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20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30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2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23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10-0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29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2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13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04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229333333333" calcext:value-type="float">
            <text:p>9.88229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11535483871" calcext:value-type="float">
            <text:p>9.721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02838709677" calcext:value-type="float">
            <text:p>9.4940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8856" calcext:value-type="float">
            <text:p>9.3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06838709677" calcext:value-type="float">
            <text:p>9.4330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208571428571" calcext:value-type="float">
            <text:p>9.61208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818064516129" calcext:value-type="float">
            <text:p>9.7781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59096774194" calcext:value-type="float">
            <text:p>9.9885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016" calcext:value-type="float">
            <text:p>10.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96774193548" calcext:value-type="float">
            <text:p>10.569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62658064516" calcext:value-type="float">
            <text:p>10.066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6924137931" calcext:value-type="float">
            <text:p>9.7966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61032258065" calcext:value-type="float">
            <text:p>9.8116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93290322581" calcext:value-type="float">
            <text:p>9.9099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861419354839" calcext:value-type="float">
            <text:p>9.9286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804" calcext:value-type="float">
            <text:p>9.7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40903225806" calcext:value-type="float">
            <text:p>9.8234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2193548387" calcext:value-type="float">
            <text:p>10.186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24" calcext:value-type="float">
            <text:p>10.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4656" calcext:value-type="float">
            <text:p>10.0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37" calcext:value-type="float">
            <text:p>9.94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00615384615" calcext:value-type="float">
            <text:p>9.838006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69161290323" calcext:value-type="float">
            <text:p>9.9826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0374193548" calcext:value-type="float">
            <text:p>10.021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284" calcext:value-type="float">
            <text:p>10.0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914064516129" calcext:value-type="float">
            <text:p>9.8391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7936" calcext:value-type="float">
            <text:p>9.6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40129032258" calcext:value-type="float">
            <text:p>9.5894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446193548387" calcext:value-type="float">
            <text:p>9.6444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5187096774" calcext:value-type="float">
            <text:p>10.344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1808" calcext:value-type="float">
            <text:p>10.4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9504516129" calcext:value-type="float">
            <text:p>10.169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939428571429" calcext:value-type="float">
            <text:p>9.84939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54967741936" calcext:value-type="float">
            <text:p>9.7565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321103448276" calcext:value-type="float">
            <text:p>9.66321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008" calcext:value-type="float">
            <text:p>9.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568258064516" calcext:value-type="float">
            <text:p>9.4556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3064" calcext:value-type="float">
            <text:p>9.7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4916129032" calcext:value-type="float">
            <text:p>10.287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34658064516" calcext:value-type="float">
            <text:p>10.523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2180645161" calcext:value-type="float">
            <text:p>11.417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5312" calcext:value-type="float">
            <text:p>11.0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9329032258" calcext:value-type="float">
            <text:p>10.671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72971428571" calcext:value-type="float">
            <text:p>10.4872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25058064516" calcext:value-type="float">
            <text:p>10.462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2606451613" calcext:value-type="float">
            <text:p>10.418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6952" calcext:value-type="float">
            <text:p>10.1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10222222222" calcext:value-type="float">
            <text:p>9.86310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3309090909" calcext:value-type="float">
            <text:p>10.19833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924" calcext:value-type="float">
            <text:p>10.4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83535483871" calcext:value-type="float">
            <text:p>10.178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4608" calcext:value-type="float">
            <text:p>9.9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495448275862" calcext:value-type="float">
            <text:p>9.55495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90193548387" calcext:value-type="float">
            <text:p>9.7359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35870967742" calcext:value-type="float">
            <text:p>9.8263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4824" calcext:value-type="float">
            <text:p>9.8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6224" calcext:value-type="float">
            <text:p>9.6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89548387097" calcext:value-type="float">
            <text:p>10.318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4309677419" calcext:value-type="float">
            <text:p>10.232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997935483871" calcext:value-type="float">
            <text:p>9.7899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71714285714" calcext:value-type="float">
            <text:p>9.6567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48689655173" calcext:value-type="float">
            <text:p>9.6894868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989714285714" calcext:value-type="float">
            <text:p>9.69989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7552" calcext:value-type="float">
            <text:p>9.8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570666666667" calcext:value-type="float">
            <text:p>9.67570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322909090909" calcext:value-type="float">
            <text:p>9.90322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3911111111" calcext:value-type="float">
            <text:p>10.12839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89942857143" calcext:value-type="float">
            <text:p>10.4589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3509677419" calcext:value-type="float">
            <text:p>10.3543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75885714286" calcext:value-type="float">
            <text:p>10.0975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482580645161" calcext:value-type="float">
            <text:p>9.9748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21292307692" calcext:value-type="float">
            <text:p>10.00212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67225806452" calcext:value-type="float">
            <text:p>10.156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4206451613" calcext:value-type="float">
            <text:p>10.174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2352" calcext:value-type="float">
            <text:p>10.1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091612903226" calcext:value-type="float">
            <text:p>9.9109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42967741936" calcext:value-type="float">
            <text:p>9.9394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7122580645" calcext:value-type="float">
            <text:p>10.098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2024" calcext:value-type="float">
            <text:p>10.3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6103225807" calcext:value-type="float">
            <text:p>10.5736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9872" calcext:value-type="float">
            <text:p>10.6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7109677419" calcext:value-type="float">
            <text:p>10.567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09485714286" calcext:value-type="float">
            <text:p>10.3109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03432258065" calcext:value-type="float">
            <text:p>10.1203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1587096774" calcext:value-type="float">
            <text:p>10.131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5088" calcext:value-type="float">
            <text:p>9.9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914064516129" calcext:value-type="float">
            <text:p>9.8391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5408" calcext:value-type="float">
            <text:p>9.9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5496774193" calcext:value-type="float">
            <text:p>10.5185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96" calcext:value-type="float">
            <text:p>10.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19148387097" calcext:value-type="float">
            <text:p>11.141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47380645161" calcext:value-type="float">
            <text:p>10.624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7531034483" calcext:value-type="float">
            <text:p>10.51875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1904516129" calcext:value-type="float">
            <text:p>10.321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50916129032" calcext:value-type="float">
            <text:p>10.135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5032" calcext:value-type="float">
            <text:p>10.0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5612903226" calcext:value-type="float">
            <text:p>10.107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05428571429" calcext:value-type="float">
            <text:p>10.330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2980645161" calcext:value-type="float">
            <text:p>10.533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42666666667" calcext:value-type="float">
            <text:p>10.8542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83174193548" calcext:value-type="float">
            <text:p>11.118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43828571429" calcext:value-type="float">
            <text:p>10.5743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80464516129" calcext:value-type="float">
            <text:p>10.548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3555555556" calcext:value-type="float">
            <text:p>10.4083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50503225807" calcext:value-type="float">
            <text:p>10.6650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6812903226" calcext:value-type="float">
            <text:p>10.686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8968" calcext:value-type="float">
            <text:p>10.5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7096774194" calcext:value-type="float">
            <text:p>10.274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4916129032" calcext:value-type="float">
            <text:p>10.287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0283870968" calcext:value-type="float">
            <text:p>10.256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4168" calcext:value-type="float">
            <text:p>10.2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842322580645" calcext:value-type="float">
            <text:p>9.9984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8688" calcext:value-type="float">
            <text:p>9.5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726709677419" calcext:value-type="float">
            <text:p>9.5972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577714285714" calcext:value-type="float">
            <text:p>9.75577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46348387097" calcext:value-type="float">
            <text:p>10.044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8544516129" calcext:value-type="float">
            <text:p>10.108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568774193548" calcext:value-type="float">
            <text:p>9.8656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5744" calcext:value-type="float">
            <text:p>9.6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882838709677" calcext:value-type="float">
            <text:p>9.7988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662451612903" calcext:value-type="float">
            <text:p>9.9866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8176" calcext:value-type="float">
            <text:p>10.2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0490322581" calcext:value-type="float">
            <text:p>11.134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03019354839" calcext:value-type="float">
            <text:p>10.650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38828571429" calcext:value-type="float">
            <text:p>10.3838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3303225806" calcext:value-type="float">
            <text:p>10.2383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97187096774" calcext:value-type="float">
            <text:p>10.039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82" calcext:value-type="float">
            <text:p>9.7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726709677419" calcext:value-type="float">
            <text:p>9.5972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3072" calcext:value-type="float">
            <text:p>9.5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62658064516" calcext:value-type="float">
            <text:p>10.066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55767741936" calcext:value-type="float">
            <text:p>10.575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32567741935" calcext:value-type="float">
            <text:p>11.0632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828" calcext:value-type="float">
            <text:p>10.3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19277419355" calcext:value-type="float">
            <text:p>10.261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43724137931" calcext:value-type="float">
            <text:p>10.2843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56464516129" calcext:value-type="float">
            <text:p>10.395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4015483871" calcext:value-type="float">
            <text:p>10.374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1712" calcext:value-type="float">
            <text:p>10.1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63870967742" calcext:value-type="float">
            <text:p>10.176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3352" calcext:value-type="float">
            <text:p>10.5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00129032258" calcext:value-type="float">
            <text:p>10.550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48593548387" calcext:value-type="float">
            <text:p>10.734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00464516129" calcext:value-type="float">
            <text:p>11.310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9968" calcext:value-type="float">
            <text:p>10.9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62012903226" calcext:value-type="float">
            <text:p>10.656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63914285714" calcext:value-type="float">
            <text:p>10.3163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8012903226" calcext:value-type="float">
            <text:p>10.503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2392" calcext:value-type="float">
            <text:p>10.5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93257142857" calcext:value-type="float">
            <text:p>10.3893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10533333333" calcext:value-type="float">
            <text:p>10.1210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02270967742" calcext:value-type="float">
            <text:p>10.420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4387096774" calcext:value-type="float">
            <text:p>10.466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1808695652" calcext:value-type="float">
            <text:p>10.85618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06081093602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262" meta:object-count="0"/>
    <meta:user-defined meta:name="AppVersion">3.0</meta:user-defined>
  </office:meta>
</office:document-meta>
</file>